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1" svg:font-family="StarSymbol" style:font-charset="x-symbol"/>
    <style:font-face style:name="StarSymbol" svg:font-family="StarSymbol"/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automatic-styles>
    <style:page-layout style:name="pm1">
      <style:page-layout-properties fo:page-width="21cm" fo:page-height="29.7cm" style:num-format="1" style:print-orientation="portrait" fo:margin-left="2cm" fo:margin-right="2cm" fo:margin-top="2cm" fo:margin-bottom="2cm" style:footnote-max-height="0cm" style:writing-mode="lr-tb">
        <style:footnote-sep style:width="0.018cm" style:rel-width="25%" style:color="#000000" style:adjustment="left" style:distance-before-sep="0.1cm" style:distance-after-sep="0.1cm"/>
      </style:page-layout-properties>
      <style:header-style/>
      <style:footer-style/>
    </style:page-layout>
    <style:style style:name="sub" style:family="text">
      <style:text-properties style:text-position="-33% 80%"/>
    </style:style>
    <style:style style:name="sup" style:family="text">
      <style:text-properties style:text-position="33% 80%"/>
    </style:style>
    <style:style style:name="del" style:family="text">
      <style:text-properties style:text-line-through-style="solid"/>
    </style:style>
    <style:style style:name="underline" style:family="text">
      <style:text-properties style:text-underline-style="solid" style:text-underline-width="auto" style:text-underline-color="font-color"/>
    </style:style>
    <style:style style:name="media" style:family="graphic" style:parent-style-name="Graphics">
      <style:graphic-properties style:run-through="foreground" style:wrap="parallel" style:number-wrapped-paragraphs="no-limit" style:wrap-contour="false" style:vertical-pos="top" style:vertical-rel="baseline" style:horizontal-pos="left" style:horizontal-rel="paragraph"/>
    </style:style>
    <style:style style:name="medialeft" style:family="graphic" style:parent-style-name="Graphics">
      <style:graphic-properties style:run-through="foreground" style:wrap="parallel" style:number-wrapped-paragraphs="no-limit" style:wrap-contour="false" style:horizontal-pos="left" style:horizontal-rel="paragraph"/>
    </style:style>
    <style:style style:name="mediaright" style:family="graphic" style:parent-style-name="Graphics">
      <style:graphic-properties style:run-through="foreground" style:wrap="parallel" style:number-wrapped-paragraphs="no-limit" style:wrap-contour="false" style:horizontal-pos="right" style:horizontal-rel="paragraph"/>
    </style:style>
    <style:style style:name="mediacenter" style:family="graphic" style:parent-style-name="Graphics">
      <style:graphic-properties style:run-through="foreground" style:wrap="none" style:horizontal-pos="center" style:horizontal-rel="paragraph"/>
    </style:style>
    <style:style style:name="Table" style:family="table">
      <style:table-properties fo:margin-top="0.25cm" fo:margin-bottom="0.25cm" table:border-model="collapsing" style:width="481.89pt" style:rel-width="100%"/>
    </style:style>
    <style:style style:name="tablealigncenter" style:parent-style-name="Table_20_Contents" style:family="paragraph">
      <style:paragraph-properties fo:text-align="center"/>
    </style:style>
    <style:style style:name="tablealignright" style:parent-style-name="Table_20_Contents" style:family="paragraph">
      <style:paragraph-properties fo:text-align="end"/>
    </style:style>
    <style:style style:name="tablealignleft" style:parent-style-name="Table_20_Contents" style:family="paragraph">
      <style:paragraph-properties fo:text-align="left"/>
    </style:style>
    <style:style style:name="tableheader" style:family="table-cell">
      <style:table-cell-properties fo:border-top="0.002cm solid #000000" fo:border-right="0.002cm solid #000000" fo:border-bottom="0.002cm solid #000000" fo:border-left="0.002cm solid #000000" fo:padding="0.05cm"/>
    </style:style>
    <style:style style:name="tablecell" style:family="table-cell">
      <style:table-cell-properties fo:border-top="0.002cm solid #000000" fo:border-right="0.002cm solid #000000" fo:border-bottom="0.002cm solid #000000" fo:border-left="0.002cm solid #000000" fo:padding="0.05cm"/>
    </style:style>
    <style:style style:name="legendcenter" style:parent-style-name="Illustration" style:family="paragraph">
      <style:paragraph-properties fo:text-align="center"/>
    </style:style>
    <style:style style:name="Table_Quotation1" style:family="table">
      <style:table-properties fo:margin-top="0pt" fo:margin-bottom="16.8pt" table:border-model="collapsing"/>
    </style:style>
    <style:style style:name="Table_Quotation2" style:family="table">
      <style:table-properties fo:margin-top="0pt" fo:margin-bottom="0pt" table:border-model="collapsing"/>
    </style:style>
    <style:style style:name="Table_Quotation3" style:family="table">
      <style:table-properties fo:margin-top="0pt" fo:margin-bottom="0pt" table:border-model="collapsing"/>
    </style:style>
    <style:style style:name="Table_Quotation4" style:family="table">
      <style:table-properties fo:margin-top="0pt" fo:margin-bottom="0pt" table:border-model="collapsing"/>
    </style:style>
    <style:style style:name="Table_Quotation5" style:family="table">
      <style:table-properties fo:margin-top="0pt" fo:margin-bottom="0pt" table:border-model="collapsing"/>
    </style:style>
    <style:style style:name="Cell_Quotation1" style:family="table-cell">
      <style:table-cell-properties fo:border-top="none" fo:border-right="none" fo:border-bottom="none" fo:border-left="3pt solid #cccccc" fo:padding-top="0pt" fo:padding-right="6pt" fo:padding-bottom="0pt" fo:padding-left="6pt"/>
    </style:style>
    <style:style style:name="Cell_Quotation2" style:family="table-cell">
      <style:table-cell-properties fo:border-top="none" fo:border-right="none" fo:border-bottom="none" fo:border-left="3pt solid #cccccc" fo:padding-top="0pt" fo:padding-right="6pt" fo:padding-bottom="0pt" fo:padding-left="6pt"/>
    </style:style>
    <style:style style:name="Cell_Quotation3" style:family="table-cell">
      <style:table-cell-properties fo:border-top="none" fo:border-right="none" fo:border-bottom="none" fo:border-left="3pt solid #cccccc" fo:padding-top="0pt" fo:padding-right="6pt" fo:padding-bottom="0pt" fo:padding-left="6pt"/>
    </style:style>
    <style:style style:name="Cell_Quotation4" style:family="table-cell">
      <style:table-cell-properties fo:border-top="none" fo:border-right="none" fo:border-bottom="none" fo:border-left="3pt solid #cccccc" fo:padding-top="0pt" fo:padding-right="6pt" fo:padding-bottom="0pt" fo:padding-left="6pt"/>
    </style:style>
    <style:style style:name="Cell_Quotation5" style:family="table-cell">
      <style:table-cell-properties fo:border-top="none" fo:border-right="none" fo:border-bottom="none" fo:border-left="3pt solid #cccccc" fo:padding-top="0pt" fo:padding-right="6pt" fo:padding-bottom="0pt" fo:padding-left="6pt"/>
    </style:style>
    <style:style style:name="highlight_list_paragraph_style" style:display-name="Text body" style:parent-style-name="Standard" style:class="text" style:family="paragraph">
      <style:paragraph-properties fo:text-align="left" style:justify-single-word="false"/>
    </style:style>
    <text:list-style style:name="highlight_list_ol_style" style:display-name="Numbering 1">
      <text:list-level-style-number text:level="1" text:style-name="highlight_list_numbers_text_style" style:num-format="1" style:num-suffix=".">
        <style:list-level-properties fo:text-align="left"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format="a" style:num-suffix=".">
        <style:list-level-properties fo:text-align="end" text:list-level-position-and-space-mode="label-alignment">
          <style:list-level-label-alignment text:label-followed-by="listtab" text:list-tab-stop-position="2.25cm" fo:text-indent="-0.25cm" fo:margin-left="2.25cm"/>
        </style:list-level-properties>
      </text:list-level-style-number>
      <text:list-level-style-number text:level="3" text:style-name="Numbering_20_Symbols" style:num-format="I" style:num-suffix=".">
        <style:list-level-properties fo:text-align="end" text:list-level-position-and-space-mode="label-alignment">
          <style:list-level-label-alignment text:label-followed-by="listtab" text:list-tab-stop-position="3.25cm" fo:text-indent="-0.25cm" fo:margin-left="3.25cm"/>
        </style:list-level-properties>
      </text:list-level-style-number>
      <text:list-level-style-number text:level="4" text:style-name="Numbering_20_Symbols" style:num-format="A" style:num-suffix=".">
        <style:list-level-properties fo:text-align="end" text:list-level-position-and-space-mode="label-alignment">
          <style:list-level-label-alignment text:label-followed-by="listtab" text:list-tab-stop-position="4.25cm" fo:text-indent="-0.25cm" fo:margin-left="4.25cm"/>
        </style:list-level-properties>
      </text:list-level-style-number>
      <text:list-level-style-number text:level="5" text:style-name="Numbering_20_Symbols" style:num-format="i" style:num-suffix=".">
        <style:list-level-properties fo:text-align="end" text:list-level-position-and-space-mode="label-alignment">
          <style:list-level-label-alignment text:label-followed-by="listtab" text:list-tab-stop-position="5.25cm" fo:text-indent="-0.25cm" fo:margin-left="5.25cm"/>
        </style:list-level-properties>
      </text:list-level-style-number>
      <text:list-level-style-number text:level="6" text:style-name="Numbering_20_Symbols" style:num-format="i" style:num-suffix=".">
        <style:list-level-properties fo:text-align="end" text:list-level-position-and-space-mode="label-alignment">
          <style:list-level-label-alignment text:label-followed-by="listtab" text:list-tab-stop-position="6.25cm" fo:text-indent="-0.25cm" fo:margin-left="6.25cm"/>
        </style:list-level-properties>
      </text:list-level-style-number>
      <text:list-level-style-number text:level="7" text:style-name="Numbering_20_Symbols" style:num-format="i" style:num-suffix=".">
        <style:list-level-properties fo:text-align="end" text:list-level-position-and-space-mode="label-alignment">
          <style:list-level-label-alignment text:label-followed-by="listtab" text:list-tab-stop-position="7.25cm" fo:text-indent="-0.25cm" fo:margin-left="7.25cm"/>
        </style:list-level-properties>
      </text:list-level-style-number>
      <text:list-level-style-number text:level="8" text:style-name="Numbering_20_Symbols" style:num-format="i" style:num-suffix=".">
        <style:list-level-properties fo:text-align="end" text:list-level-position-and-space-mode="label-alignment">
          <style:list-level-label-alignment text:label-followed-by="listtab" text:list-tab-stop-position="8.25cm" fo:text-indent="-0.25cm" fo:margin-left="8.25cm"/>
        </style:list-level-properties>
      </text:list-level-style-number>
      <text:list-level-style-number text:level="9" text:style-name="Numbering_20_Symbols" style:num-format="i" style:num-suffix=".">
        <style:list-level-properties fo:text-align="end" text:list-level-position-and-space-mode="label-alignment">
          <style:list-level-label-alignment text:label-followed-by="listtab" text:list-tab-stop-position="9.25cm" fo:text-indent="-0.25cm" fo:margin-left="9.25cm"/>
        </style:list-level-properties>
      </text:list-level-style-number>
      <text:list-level-style-number text:level="10" text:style-name="Numbering_20_Symbols" style:num-format="i" style:num-suffix=".">
        <style:list-level-properties fo:text-align="end" text:list-level-position-and-space-mode="label-alignment">
          <style:list-level-label-alignment text:label-followed-by="listtab" text:list-tab-stop-position="10.25cm" fo:text-indent="-0.25cm" fo:margin-left="10.25cm"/>
        </style:list-level-properties>
      </text:list-level-style-number>
    </text:list-style>
    <style:style style:name="PluginODTAutoStyle_TableCell_1" style:family="table-cell">
      <style:table-cell-properties fo:border="0.06pt solid #8cacbb" fo:padding="0.049cm" fo:background-color="#f7f9fa"/>
    </style:style>
    <style:style style:name="PluginODTAutoStyle_Paragraph_2" style:family="paragraph">
      <style:paragraph-properties fo:padding="0.049cm"/>
    </style:style>
    <style:style style:name="odt_auto_style_table_column_1_1" style:family="table-column">
      <style:table-column-properties style:column-width="481.89pt"/>
    </style:style>
    <style:style style:name="highlight_kw2" style:family="text">
      <style:text-properties fo:color="#000000" fo:font-weight="bold" fo:font-family="Consolas" fo:font-size="14pt" fo:font-style="normal" fo:border="0pt none"/>
    </style:style>
    <style:style style:name="PluginODTAutoStyle_TableCell_3" style:family="table-cell">
      <style:table-cell-properties fo:border="0.06pt solid #8cacbb" fo:padding="0.049cm" fo:background-color="#f7f9fa"/>
    </style:style>
    <style:style style:name="PluginODTAutoStyle_Paragraph_4" style:family="paragraph">
      <style:paragraph-properties fo:padding="0.049cm"/>
    </style:style>
    <style:style style:name="odt_auto_style_table_column_2_1" style:family="table-column">
      <style:table-column-properties style:column-width="481.89pt"/>
    </style:style>
    <style:style style:name="PluginODTAutoStyle_TableCell_5" style:family="table-cell">
      <style:table-cell-properties fo:border="0.06pt solid #8cacbb" fo:padding="0.049cm" fo:background-color="#f7f9fa"/>
    </style:style>
    <style:style style:name="PluginODTAutoStyle_Paragraph_6" style:family="paragraph">
      <style:paragraph-properties fo:padding="0.049cm"/>
    </style:style>
    <style:style style:name="odt_auto_style_table_column_3_1" style:family="table-column">
      <style:table-column-properties style:column-width="481.89pt"/>
    </style:style>
    <style:style style:name="highlight_sy0" style:family="text">
      <style:text-properties fo:color="#66cc66" fo:font-family="Consolas" fo:font-size="14pt" fo:font-style="normal" fo:border="0pt none"/>
    </style:style>
    <style:style style:name="PluginODTAutoStyle_TableCell_7" style:family="table-cell">
      <style:table-cell-properties fo:border="0.06pt solid #8cacbb" fo:padding="0.049cm" fo:background-color="#f7f9fa"/>
    </style:style>
    <style:style style:name="PluginODTAutoStyle_Paragraph_8" style:family="paragraph">
      <style:paragraph-properties fo:padding="0.049cm"/>
    </style:style>
    <style:style style:name="odt_auto_style_table_column_4_1" style:family="table-column">
      <style:table-column-properties style:column-width="481.89pt"/>
    </style:style>
    <style:style style:name="highlight_nu0" style:family="text">
      <style:text-properties fo:color="#cc66cc" fo:font-family="Consolas" fo:font-size="14pt" fo:font-style="normal" fo:border="0pt none"/>
    </style:style>
    <style:style style:name="highlight_br0" style:family="text">
      <style:text-properties fo:color="#66cc66" fo:font-family="Consolas" fo:font-size="14pt" fo:font-style="normal" fo:border="0pt none"/>
    </style:style>
    <style:style style:name="highlight_kw1" style:family="text">
      <style:text-properties fo:color="#b1b100" fo:font-family="Consolas" fo:font-size="14pt" fo:font-style="normal" fo:border="0pt none"/>
    </style:style>
    <style:style style:name="highlight_kw3" style:family="text">
      <style:text-properties fo:color="#000066" fo:font-family="Consolas" fo:font-size="14pt" fo:font-style="normal" fo:border="0pt none"/>
    </style:style>
    <style:style style:name="PluginODTAutoStyle_TableCell_9" style:family="table-cell">
      <style:table-cell-properties fo:border="0.06pt solid #8cacbb" fo:padding="0.049cm" fo:background-color="#f7f9fa"/>
    </style:style>
    <style:style style:name="PluginODTAutoStyle_Paragraph_10" style:family="paragraph">
      <style:paragraph-properties fo:padding="0.049cm"/>
    </style:style>
    <style:style style:name="odt_auto_style_table_column_5_1" style:family="table-column">
      <style:table-column-properties style:column-width="481.89pt"/>
    </style:style>
    <style:style style:name="PluginODTAutoStyle_TableCell_11" style:family="table-cell">
      <style:table-cell-properties fo:border="0.06pt solid #8cacbb" fo:padding="0.049cm" fo:background-color="#f7f9fa"/>
    </style:style>
    <style:style style:name="PluginODTAutoStyle_Paragraph_12" style:family="paragraph">
      <style:paragraph-properties fo:padding="0.049cm"/>
    </style:style>
    <style:style style:name="odt_auto_style_table_column_6_1" style:family="table-column">
      <style:table-column-properties style:column-width="481.89pt"/>
    </style:style>
    <style:style style:name="PluginODTAutoStyle_TableCell_13" style:family="table-cell">
      <style:table-cell-properties fo:border="0.06pt solid #8cacbb" fo:padding="0.049cm" fo:background-color="#f7f9fa"/>
    </style:style>
    <style:style style:name="PluginODTAutoStyle_Paragraph_14" style:family="paragraph">
      <style:paragraph-properties fo:padding="0.049cm"/>
    </style:style>
    <style:style style:name="odt_auto_style_table_column_7_1" style:family="table-column">
      <style:table-column-properties style:column-width="481.89pt"/>
    </style:style>
    <style:style style:name="PluginODTAutoStyle_TableCell_15" style:family="table-cell">
      <style:table-cell-properties fo:border="0.06pt solid #8cacbb" fo:padding="0.049cm" fo:background-color="#f7f9fa"/>
    </style:style>
    <style:style style:name="PluginODTAutoStyle_Paragraph_16" style:family="paragraph">
      <style:paragraph-properties fo:padding="0.049cm"/>
    </style:style>
    <style:style style:name="odt_auto_style_table_column_8_1" style:family="table-column">
      <style:table-column-properties style:column-width="481.89pt"/>
    </style:style>
    <style:style style:name="PluginODTAutoStyle_TableCell_17" style:family="table-cell">
      <style:table-cell-properties fo:border="0.06pt solid #8cacbb" fo:padding="0.049cm" fo:background-color="#f7f9fa"/>
    </style:style>
    <style:style style:name="PluginODTAutoStyle_Paragraph_18" style:family="paragraph">
      <style:paragraph-properties fo:padding="0.049cm"/>
    </style:style>
    <style:style style:name="odt_auto_style_table_column_9_1" style:family="table-column">
      <style:table-column-properties style:column-width="481.89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/>
      <text:p text:style-name="Text_20_body"><text:a xlink:type="simple" xlink:href="http://szit.hu/doku.php?id=oktatas:linux:ftp_szerver" text:style-name="Internet_20_link" text:visited-style-name="Visited_20_Internet_20_Link">&lt; FTP szerver</text:a></text:p>
      <text:h text:style-name="Heading_20_1" text:outline-level="1"><text:bookmark text:name="oktatas:linux:ftp_szerver:wu-ftpd"/><text:bookmark-start text:name="__RefHeading___wu-ftpd_1"/><text:bookmark-start text:name="wu-ftpd"/>Wu-FTPd<text:bookmark-end text:name="__RefHeading___wu-ftpd_1"/><text:bookmark-end text:name="wu-ftpd"/></text:h>
      <text:list text:style-name="List_20_1" text:continue-numbering="false">
        <text:list-item>
          <text:p text:style-name="List_20_1_Content_First"> <text:span text:style-name="Strong_20_Emphasis">Szerző:</text:span> Sallai András</text:p>
        </text:list-item>
        <text:list-item>
          <text:p text:style-name="List_20_1_Content"> Copyright (c) Sallai András, 2011, 2012, 2013</text:p>
        </text:list-item>
        <text:list-item>
          <text:p text:style-name="List_20_1_Content"> Licenc: GNU Free Documentation License 1.3</text:p>
        </text:list-item>
        <text:list-item>
          <text:p text:style-name="List_20_1_Content_Last"> Web: <text:a xlink:type="simple" xlink:href="http://szit.hu" text:style-name="Internet_20_link" text:visited-style-name="Visited_20_Internet_20_Link">http://szit.hu</text:a></text:p>
        </text:list-item>
      </text:list>
      <text:h text:style-name="Heading_20_2" text:outline-level="2"><text:bookmark-start text:name="__RefHeading___telepítés_2"/><text:bookmark-start text:name="telepítés"/>Telepítés<text:bookmark-end text:name="__RefHeading___telepítés_2"/><text:bookmark-end text:name="telepítés"/></text:h>
      <table:table table:style-name="Table">
        <table:table-column table:style-name="odt_auto_style_table_column_1_1"/>
        <table:table-row>
          <table:table-cell office:value-type="string" table:style-name="PluginODTAutoStyle_TableCell_1">
            <text:p text:style-name="PluginODTAutoStyle_Paragraph_2"><text:span text:style-name="highlight_kw2">apt-get install</text:span> wu-ftpd</text:p>
          </table:table-cell>
        </table:table-row>
      </table:table>
      <text:p text:style-name="Text_20_body">A wu-ftpd szerver alapértelmezetten inetd-ből fut. 
Ezen változtathatunk az újrakonfigurálásával:</text:p>
      <table:table table:style-name="Table">
        <table:table-column table:style-name="odt_auto_style_table_column_2_1"/>
        <table:table-row>
          <table:table-cell office:value-type="string" table:style-name="PluginODTAutoStyle_TableCell_3">
            <text:p text:style-name="PluginODTAutoStyle_Paragraph_4">dpkg-reconfigure wu-ftpd</text:p>
          </table:table-cell>
        </table:table-row>
      </table:table>
      <text:p text:style-name="Text_20_body">Ekkor választhatunk a <text:span text:style-name="Strong_20_Emphasis">inetd</text:span> és <text:span text:style-name="Strong_20_Emphasis">standalone</text:span> mód között. </text:p>
      <text:p text:style-name="Text_20_body">Persze ilyenkor további kérdések jönnek. Szertnénk-e engedélyezni a anonymous hozzáférést.
Ha igennel válaszolunk rákérdez mi lesz a könyvtáruk. </text:p>
      <table:table table:style-name="Table">
        <table:table-column table:style-name="odt_auto_style_table_column_3_1"/>
        <table:table-row>
          <table:table-cell office:value-type="string" table:style-name="PluginODTAutoStyle_TableCell_5">
            <text:p text:style-name="PluginODTAutoStyle_Paragraph_6">Location of the FTP home directory:<text:line-break/> <text:line-break/><text:span text:style-name="highlight_sy0">/</text:span>home<text:span text:style-name="highlight_sy0">/</text:span><text:span text:style-name="highlight_kw2">ftp</text:span></text:p>
          </table:table-cell>
        </table:table-row>
      </table:table>
      <text:p text:style-name="Text_20_body">A /home/ftp könyvtárat kínálja fel alapértelmezetten. </text:p>
      <text:p text:style-name="Text_20_body">Utána rékérdez, hogy a /pub/incoming feltöltő könyvtárat is szeretnénk-e.</text:p>
      <text:h text:style-name="Heading_20_2" text:outline-level="2"><text:bookmark-start text:name="__RefHeading___telepítés_után_3"/><text:bookmark-start text:name="telepítés_után"/>Telepítés után<text:bookmark-end text:name="__RefHeading___telepítés_után_3"/><text:bookmark-end text:name="telepítés_után"/></text:h>
      <text:p text:style-name="Text_20_body">Telepítés után a linuxos felhasználók azonnal tudják használni, vagyis
saját könyvtárukba betudnak jelentkezni.</text:p>
      <table:table table:style-name="Table">
        <table:table-column table:style-name="odt_auto_style_table_column_4_1"/>
        <table:table-row>
          <table:table-cell office:value-type="string" table:style-name="PluginODTAutoStyle_TableCell_7">
            <text:p text:style-name="PluginODTAutoStyle_Paragraph_8"><text:span text:style-name="highlight_kw2">ftp</text:span> 192.168.5.100<text:line-break/>Connected to 192.168.5.100.<text:line-break/><text:span text:style-name="highlight_nu0">220</text:span> iskolazo FTP server <text:span text:style-name="highlight_br0">(</text:span>Version wu-2.6.2<text:span text:style-name="highlight_br0">(</text:span><text:span text:style-name="highlight_nu0">1</text:span><text:span text:style-name="highlight_br0">)</text:span> Fri Feb <text:span text:style-name="highlight_nu0">5</text:span> 01:<text:span text:style-name="highlight_nu0">39</text:span>:<text:span text:style-name="highlight_nu0">37</text:span> UTC <text:span text:style-name="highlight_nu0">2010</text:span><text:span text:style-name="highlight_br0">)</text:span> ready.<text:line-break/>Name <text:span text:style-name="highlight_br0">(</text:span>192.168.5.100:joska<text:span text:style-name="highlight_br0">)</text:span>: tibi<text:line-break/><text:span text:style-name="highlight_nu0">331</text:span> Password required <text:span text:style-name="highlight_kw1">for</text:span> tibi.<text:line-break/>Password:<text:line-break/><text:span text:style-name="highlight_nu0">230</text:span> User tibi logged in.<text:line-break/>Remote system <text:span text:style-name="highlight_kw3">type</text:span> is UNIX.<text:line-break/>Using binary mode to transfer files.<text:line-break/><text:span text:style-name="highlight_kw2">ftp</text:span><text:span text:style-name="highlight_sy0">&gt;</text:span></text:p>
          </table:table-cell>
        </table:table-row>
      </table:table>
      <text:p text:style-name="Text_20_body">Felhasználói parancsok</text:p>
      <text:list text:style-name="List_20_1" text:continue-numbering="false">
        <text:list-item>
          <text:p text:style-name="List_20_1_Content_First"> ftpcount</text:p>
        </text:list-item>
        <text:list-item>
          <text:p text:style-name="List_20_1_Content_Last"> ftpwho</text:p>
        </text:list-item>
      </text:list>
      <text:p text:style-name="Text_20_body">Rendszergazdai parancsok:</text:p>
      <text:list text:style-name="List_20_1" text:continue-numbering="false">
        <text:list-item>
          <text:p text:style-name="List_20_1_Content_First"> addftpuser</text:p>
        </text:list-item>
        <text:list-item>
          <text:p text:style-name="List_20_1_Content"> ftprestart</text:p>
        </text:list-item>
        <text:list-item>
          <text:p text:style-name="List_20_1_Content"> ftpshut</text:p>
        </text:list-item>
        <text:list-item>
          <text:p text:style-name="List_20_1_Content"> privatepw</text:p>
        </text:list-item>
        <text:list-item>
          <text:p text:style-name="List_20_1_Content"> @rmftpuser</text:p>
        </text:list-item>
        <text:list-item>
          <text:p text:style-name="List_20_1_Content"> wu-ftpd</text:p>
        </text:list-item>
        <text:list-item>
          <text:p text:style-name="List_20_1_Content_Last"> xferstats</text:p>
        </text:list-item>
      </text:list>
      <text:p text:style-name="Text_20_body">A /usr/share/doc/wu-ftpd könyvtárban találunk több hasznos leírást. 
Használat előtt olvassuk el ezeket.</text:p>
      <text:p text:style-name="Text_20_body">A naplófájlok a következő könyvtárba kerülnek:</text:p>
      <text:p text:style-name="Preformatted_20_Text">/var/log/wu-ftpd</text:p>
      <text:h text:style-name="Heading_20_2" text:outline-level="2"><text:bookmark-start text:name="__RefHeading___beállítások_4"/><text:bookmark-start text:name="beállítások"/>Beállítások<text:bookmark-end text:name="__RefHeading___beállítások_4"/><text:bookmark-end text:name="beállítások"/></text:h>
      <text:p text:style-name="Text_20_body">Telepítés után létrejön egy könyvtár az /etc könyvtárban:</text:p>
      <text:p text:style-name="Preformatted_20_Text">/etc/wu-ftpd</text:p>
      <text:p text:style-name="Text_20_body">Benne található szimbolikus link és fájlok:</text:p>
      <text:list text:style-name="List_20_1" text:continue-numbering="false">
        <text:list-item>
          <text:p text:style-name="List_20_1_Content_First"> @README</text:p>
        </text:list-item>
        <text:list-item>
          <text:p text:style-name="List_20_1_Content"> ftpaccess</text:p>
        </text:list-item>
        <text:list-item>
          <text:p text:style-name="List_20_1_Content"> ftpconversions</text:p>
        </text:list-item>
        <text:list-item>
          <text:p text:style-name="List_20_1_Content"> ftpservers</text:p>
        </text:list-item>
        <text:list-item>
          <text:p text:style-name="List_20_1_Content"> msg.deny</text:p>
        </text:list-item>
        <text:list-item>
          <text:p text:style-name="List_20_1_Content"> msg.nodns</text:p>
        </text:list-item>
        <text:list-item>
          <text:p text:style-name="List_20_1_Content"> msg.toomany</text:p>
        </text:list-item>
        <text:list-item>
          <text:p text:style-name="List_20_1_Content"> pathhmsg</text:p>
        </text:list-item>
        <text:list-item>
          <text:p text:style-name="List_20_1_Content_Last"> welcome.msg</text:p>
        </text:list-item>
      </text:list>
      <text:h text:style-name="Heading_20_3" text:outline-level="3"><text:bookmark-start text:name="__RefHeading___vezérlés_5"/><text:bookmark-start text:name="vezérlés"/>Vezérlés<text:bookmark-end text:name="__RefHeading___vezérlés_5"/><text:bookmark-end text:name="vezérlés"/></text:h>
      <text:p text:style-name="Text_20_body">Indítás:</text:p>
      <table:table table:style-name="Table">
        <table:table-column table:style-name="odt_auto_style_table_column_5_1"/>
        <table:table-row>
          <table:table-cell office:value-type="string" table:style-name="PluginODTAutoStyle_TableCell_9">
            <text:p text:style-name="PluginODTAutoStyle_Paragraph_10">invoke-rc.d wu-ftpd start</text:p>
          </table:table-cell>
        </table:table-row>
      </table:table>
      <text:p text:style-name="Text_20_body">Leállítás:</text:p>
      <table:table table:style-name="Table">
        <table:table-column table:style-name="odt_auto_style_table_column_6_1"/>
        <table:table-row>
          <table:table-cell office:value-type="string" table:style-name="PluginODTAutoStyle_TableCell_11">
            <text:p text:style-name="PluginODTAutoStyle_Paragraph_12">invoke-rc.d wu-ftpd stop</text:p>
          </table:table-cell>
        </table:table-row>
      </table:table>
      <text:p text:style-name="Text_20_body">Újraindítás:</text:p>
      <table:table table:style-name="Table">
        <table:table-column table:style-name="odt_auto_style_table_column_7_1"/>
        <table:table-row>
          <table:table-cell office:value-type="string" table:style-name="PluginODTAutoStyle_TableCell_13">
            <text:p text:style-name="PluginODTAutoStyle_Paragraph_14">invoke-rc.d wu-ftpd restart</text:p>
          </table:table-cell>
        </table:table-row>
      </table:table>
      <text:h text:style-name="Heading_20_2" text:outline-level="2"><text:bookmark-start text:name="__RefHeading___virtuális_6"/><text:bookmark-start text:name="virtuális"/>Virtuális<text:bookmark-end text:name="__RefHeading___virtuális_6"/><text:bookmark-end text:name="virtuális"/></text:h>
      <text:p text:style-name="Text_20_body">A Wu-FTPd-én használhatunk virtuális domaineket,
de nem használhatunk virtuális felhasználókat. 
A virtuális felhasználók helyett a linuxos felhasználókból
úgynevezett vendégfelhasználót (guest) tudunk csinálni. A 
vendégfelhasználó nem tud kilépni saját könyvtárából, vagyis
chrootolva lesz. </text:p>
      <text:h text:style-name="Heading_20_3" text:outline-level="3"><text:bookmark-start text:name="__RefHeading___vendégfelhasználó_7"/><text:bookmark-start text:name="vendégfelhasználó"/>Vendégfelhasználó<text:bookmark-end text:name="__RefHeading___vendégfelhasználó_7"/><text:bookmark-end text:name="vendégfelhasználó"/></text:h>
      <text:p text:style-name="Text_20_body">Szerkesszük a /etc/wu-ftpd állományt, majd írjuk az utolsó sorba:</text:p>
      <text:p text:style-name="Preformatted_20_Text">restricted-uid joska</text:p>
      <text:p text:style-name="Text_20_body">A joska linuxos felhasználóból így korlátozott felhasználót csináltunk,
saját könyvtárából nem tud kilépni. </text:p>
      <text:h text:style-name="Heading_20_2" text:outline-level="2"><text:bookmark-start text:name="__RefHeading___anonymous_felhasználó_8"/><text:bookmark-start text:name="anonymous_felhasználó"/>Anonymous felhasználó<text:bookmark-end text:name="__RefHeading___anonymous_felhasználó_8"/><text:bookmark-end text:name="anonymous_felhasználó"/></text:h>
      <text:p text:style-name="Text_20_body">A wu-ftpd szerver újrakonfigurálásával beállíthatjuk az anonymous felhasználót, 
mint azt fentebb már írtuk:</text:p>
      <table:table table:style-name="Table">
        <table:table-column table:style-name="odt_auto_style_table_column_8_1"/>
        <table:table-row>
          <table:table-cell office:value-type="string" table:style-name="PluginODTAutoStyle_TableCell_15">
            <text:p text:style-name="PluginODTAutoStyle_Paragraph_16">dpkg-reconfigure wu-ftpd</text:p>
          </table:table-cell>
        </table:table-row>
      </table:table>
      <text:p text:style-name="Text_20_body">Ekkor választhatunk a <text:span text:style-name="Strong_20_Emphasis">inetd</text:span> és <text:span text:style-name="Strong_20_Emphasis">standalone</text:span> mód között. </text:p>
      <text:p text:style-name="Text_20_body">Persze ilyenkor további kérdések jönnek. Szertnénk-e engedélyezni a anonymous hozzáférést.
Ha igennel válaszolunk rákérdez mi lesz a könyvtáruk. </text:p>
      <table:table table:style-name="Table">
        <table:table-column table:style-name="odt_auto_style_table_column_9_1"/>
        <table:table-row>
          <table:table-cell office:value-type="string" table:style-name="PluginODTAutoStyle_TableCell_17">
            <text:p text:style-name="PluginODTAutoStyle_Paragraph_18">Location of the FTP home directory:<text:line-break/> <text:line-break/><text:span text:style-name="highlight_sy0">/</text:span>home<text:span text:style-name="highlight_sy0">/</text:span><text:span text:style-name="highlight_kw2">ftp</text:span></text:p>
          </table:table-cell>
        </table:table-row>
      </table:table>
      <text:p text:style-name="Text_20_body">A /home/ftp könyvtárat kínálja fel alapértelmezetten. </text:p>
      <text:p text:style-name="Text_20_body">Utána rékérdez, hogy a /pub/incoming feltöltő könyvtárat is szeretnénk-e.</text:p>
      <text:p text:style-name="Text_20_body">Az anonymous felhasználóknak kötelező szabályos e-mail címet megadni jelszónak!</text:p>
      <text:h text:style-name="Heading_20_2" text:outline-level="2"><text:bookmark-start text:name="__RefHeading___linkek_9"/><text:bookmark-start text:name="linkek"/>Linkek<text:bookmark-end text:name="__RefHeading___linkek_9"/><text:bookmark-end text:name="linkek"/></text:h>
      <text:list text:style-name="List_20_1" text:continue-numbering="false">
        <text:list-item>
          <text:p text:style-name="LastListParagraph_List_20_1_Content_First"> <text:a xlink:type="simple" xlink:href="http://www.debianhelp.co.uk/wuftp.htm" text:style-name="Internet_20_link" text:visited-style-name="Visited_20_Internet_20_Link">http://www.debianhelp.co.uk/wuftp.htm</text:a></text:p>
        </text:list-item>
      </text:list>
    </office:text>
  </office:body>
</office:document-content>
</file>

<file path=styles.xml><?xml version="1.0" encoding="utf-8"?>
<!--
  This file defines how the document is styled. This was extracted from a ODT file
  created in OpenOffice 2.0 and could probably be much simpler.

  You probably want to replace this file with a style fitting your corporate identity.

  To do so, export the wiki:syntax page, edit it's style definitions (be sure to keep
  the names) and save the resulting file. Extract the resulting file with unzip and
  copy the styles.xml over this one.
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1" svg:font-family="StarSymbol" style:font-charset="x-symbol"/>
    <style:font-face style:name="StarSymbol" svg:font-family="StarSymbol"/>
    <style:font-face style:name="Bitstream Vera Sans Mono" svg:font-family="'Bitstream Vera Sans Mono'" style:font-family-generic="modern" style:font-pitch="fixed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Bitstream Vera Sans" fo:font-size="12pt" fo:language="en" fo:country="US" style:font-name-asian="Bitstream Vera Sans2" style:font-size-asian="12pt" style:language-asian="en" style:country-asian="US" style:font-name-complex="Bitstream Vera Sans2" style:font-size-complex="12pt" style:language-complex="en" style:country-complex="US"/>
    </style:default-style>
    <style:default-style style:family="paragraph">
      <style:paragraph-properties style:tab-stop-distance="1.251cm" fo:hyphenation-ladder-count="no-limit" style:text-autospace="ideograph-alpha" style:punctuation-wrap="hanging" style:line-break="strict" style:writing-mode="page"/>
      <style:text-properties fo:font-size="12pt" style:font-size-asian="12pt" style:font-size-complex="12pt" fo:language="en" style:language-asian="en" style:language-complex="en" fo:country="US" style:country-asian="US" style:country-complex="US" style:use-window-font-color="true" style:font-name="Bitstream Vera Sans" style:font-name-asian="Bitstream Vera Sans2" style:font-name-complex="Bitstream Vera Sans2" fo:hyphenate="false" fo:hyphenation-remain-char-count="2" fo:hyphenation-push-char-count="2"/>
    </style:default-style>
    <style:default-style style:family="table">
      <style:table-properties fo:margin-top="0.25cm" fo:margin-bottom="0.25cm"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>
</style:style>
    <style:style style:name="Text_20_body" style:display-name="Text body" style:parent-style-name="Standard" style:class="text" style:family="paragraph">
      <style:paragraph-properties fo:text-align="left" style:justify-single-word="false" fo:margin-top="0cm" fo:margin-bottom="0.212cm"/>
    </style:style>
    <style:style style:name="Heading" style:parent-style-name="Standard" style:class="text" style:next-style-name="Text_20_body" style:family="paragraph">
      <style:paragraph-properties fo:margin-top="0.423cm" fo:margin-bottom="0.212cm" fo:keep-with-next="always"/>
      <style:text-properties fo:font-size="14pt" style:font-size-asian="14pt" style:font-size-complex="14pt" fo:font-family="'Bitstream Vera Sans'" style:font-family-asian="'Bitstream Vera Sans'" style:font-family-complex="'Bitstream Vera Sans'" style:font-name="Bitstream Vera Sans1" style:font-name-asian="Bitstream Vera Sans2" style:font-name-complex="Bitstream Vera Sans2" style:font-family-generic="swiss" style:font-family-generic-asian="system" style:font-family-generic-complex="system" style:font-pitch="variable" style:font-pitch-asian="variable" style:font-pitch-complex="variable"/>
    </style:style>
    <style:style style:name="Heading_20_1" style:display-name="Heading 1" style:parent-style-name="Heading" style:class="text" style:next-style-name="Text_20_body" style:default-outline-level="1" style:family="paragraph">
      <style:text-properties fo:font-weight="bold" style:font-weight-asian="bold" style:font-weight-complex="bold" fo:font-size="24pt" style:font-size-asian="24pt" style:font-size-complex="24pt" fo:font-family="'Bitstream Vera Sans'" style:font-family-asian="'Bitstream Vera Sans'" style:font-family-complex="'Bitstream Vera Sans'" style:font-name="Bitstream Vera Sans" style:font-name-asian="Bitstream Vera Sans2" style:font-name-complex="Bitstream Vera Sans2" style:font-family-generic="roman" style:font-family-generic-asian="system" style:font-family-generic-complex="system" style:font-pitch="variable" style:font-pitch-asian="variable" style:font-pitch-complex="variable"/>
    </style:style>
    <style:style style:name="Heading_20_2" style:display-name="Heading 2" style:parent-style-name="Heading" style:class="text" style:next-style-name="Text_20_body" style:default-outline-level="2" style:family="paragraph">
      <style:text-properties fo:font-weight="bold" style:font-weight-asian="bold" style:font-weight-complex="bold" fo:font-size="18pt" style:font-size-asian="18pt" style:font-size-complex="18pt" fo:font-family="'Bitstream Vera Sans'" style:font-family-asian="'Bitstream Vera Sans'" style:font-family-complex="'Bitstream Vera Sans'" style:font-name="Bitstream Vera Sans" style:font-name-asian="Bitstream Vera Sans2" style:font-name-complex="Bitstream Vera Sans2" style:font-family-generic="roman" style:font-family-generic-asian="system" style:font-family-generic-complex="system" style:font-pitch="variable" style:font-pitch-asian="variable" style:font-pitch-complex="variable"/>
    </style:style>
    <style:style style:name="Heading_20_3" style:display-name="Heading 3" style:parent-style-name="Heading" style:class="text" style:next-style-name="Text_20_body" style:default-outline-level="3" style:family="paragraph">
      <style:text-properties fo:font-weight="bold" style:font-weight-asian="bold" style:font-weight-complex="bold" fo:font-size="14pt" style:font-size-asian="14pt" style:font-size-complex="14pt" fo:font-family="'Bitstream Vera Sans'" style:font-family-asian="'Bitstream Vera Sans'" style:font-family-complex="'Bitstream Vera Sans'" style:font-name="Bitstream Vera Sans" style:font-name-asian="Bitstream Vera Sans2" style:font-name-complex="Bitstream Vera Sans2" style:font-family-generic="roman" style:font-family-generic-asian="system" style:font-family-generic-complex="system" style:font-pitch="variable" style:font-pitch-asian="variable" style:font-pitch-complex="variable"/>
    </style:style>
    <style:style style:name="Heading_20_4" style:display-name="Heading 4" style:parent-style-name="Heading" style:class="text" style:next-style-name="Text_20_body" style:default-outline-level="4" style:family="paragraph">
      <style:text-properties fo:font-weight="bold" style:font-weight-asian="bold" style:font-weight-complex="bold" fo:font-size="12pt" style:font-size-asian="12pt" style:font-size-complex="12pt" fo:font-family="'Bitstream Vera Sans'" style:font-family-asian="'Bitstream Vera Sans'" style:font-family-complex="'Bitstream Vera Sans'" style:font-name="Bitstream Vera Sans" style:font-name-asian="Bitstream Vera Sans2" style:font-name-complex="Bitstream Vera Sans2" style:font-family-generic="roman" style:font-family-generic-asian="system" style:font-family-generic-complex="system" style:font-pitch="variable" style:font-pitch-asian="variable" style:font-pitch-complex="variable"/>
    </style:style>
    <style:style style:name="Heading_20_5" style:display-name="Heading 5" style:parent-style-name="Heading" style:class="text" style:next-style-name="Text_20_body" style:default-outline-level="5" style:family="paragraph">
      <style:text-properties fo:font-weight="bold" style:font-weight-asian="bold" style:font-weight-complex="bold" fo:font-size="10pt" style:font-size-asian="10pt" style:font-size-complex="10pt" fo:font-family="'Bitstream Vera Sans'" style:font-family-asian="'Bitstream Vera Sans'" style:font-family-complex="'Bitstream Vera Sans'" style:font-name="Bitstream Vera Sans" style:font-name-asian="Bitstream Vera Sans2" style:font-name-complex="Bitstream Vera Sans2" style:font-family-generic="roman" style:font-family-generic-asian="system" style:font-family-generic-complex="system" style:font-pitch="variable" style:font-pitch-asian="variable" style:font-pitch-complex="variable"/>
    </style:style>
    <style:style style:name="List" style:parent-style-name="Text_20_body" style:class="list" style:family="paragraph">
</style:style>
    <style:style style:name="Table_20_Contents" style:display-name="Table Contents" style:parent-style-name="Standard" style:class="extra" style:family="paragraph">
      <style:paragraph-properties text:number-lines="false" text:line-number="0"/>
    </style:style>
    <style:style style:name="Table_20_Heading" style:display-name="Table Heading" style:parent-style-name="Table_20_Contents" style:class="extra" style:family="paragraph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parent-style-name="Standard" style:class="extra" style:family="paragraph">
      <style:paragraph-properties fo:margin-top="0.212cm" fo:margin-bottom="0.212cm" text:number-lines="false" text:line-number="0"/>
      <style:text-properties fo:font-style="italic" style:font-style-asian="italic" style:font-style-complex="italic" fo:font-size="12pt" style:font-size-asian="12pt" style:font-size-complex="12pt"/>
    </style:style>
    <style:style style:name="Index" style:parent-style-name="Standard" style:class="index" style:family="paragraph">
      <style:paragraph-properties text:number-lines="false" text:line-number="0"/>
    </style:style>
    <style:style style:name="Quotations" style:parent-style-name="Standard" style:class="html" style:family="paragraph">
      <style:paragraph-properties fo:text-indent="0cm" style:auto-text-indent="false" fo:margin-top="0cm" fo:margin-right="1cm" fo:margin-bottom="0.499cm" fo:margin-left="1cm"/>
    </style:style>
    <style:style style:name="Preformatted_20_Text" style:display-name="Preformatted Text" style:parent-style-name="Standard" style:class="html" style:family="paragraph">
      <style:paragraph-properties fo:margin-top="0cm" fo:margin-bottom="0.199cm" style:join-border="false"/>
      <style:text-properties fo:font-family="'Bitstream Vera Sans Mono'" style:font-family-asian="'Bitstream Vera Sans Mono'" style:font-family-complex="'Bitstream Vera Sans Mono'" style:font-name="Bitstream Vera Sans Mono" style:font-name-asian="Bitstream Vera Sans Mono" style:font-name-complex="Bitstream Vera Sans Mono" style:font-family-generic="modern" style:font-family-generic-asian="modern" style:font-family-generic-complex="modern" style:font-pitch="fixed" style:font-pitch-asian="fixed" style:font-pitch-complex="fixed"/>
    </style:style>
    <style:style style:name="Source_20_Code" style:display-name="Source Code" style:parent-style-name="Preformatted_20_Text" style:family="paragraph">
      <style:paragraph-properties fo:background-color="#f7f9fa" fo:border="0.06pt solid #8cacbb" fo:padding="0.049cm" style:shadow="none"/>
    </style:style>
    <style:style style:name="Source_20_File" style:display-name="Source File" style:parent-style-name="Preformatted_20_Text" style:family="paragraph">
      <style:paragraph-properties fo:background-color="#f1f4f5" fo:border="0.06pt solid #8cacbb" fo:padding="0.049cm" style:shadow="none"/>
    </style:style>
    <style:style style:name="Horizontal_20_Line" style:display-name="Horizontal Line" style:parent-style-name="Standard" style:class="html" style:next-style-name="Text_20_body" style:family="paragraph">
      <style:paragraph-properties fo:margin-top="0cm" fo:margin-bottom="0.499cm" fo:border-top="none" fo:border-right="none" fo:border-bottom="1.11pt double #808080" fo:border-left="none" style:border-line-width-bottom="0.002cm 0.035cm 0.002cm" style:join-border="false" fo:padding="0cm" text:number-lines="false" text:line-number="0"/>
      <style:text-properties fo:font-size="6pt" style:font-size-asian="6pt" style:font-size-complex="6pt"/>
    </style:style>
    <style:style style:name="Footnote" style:parent-style-name="Standard" style:class="extra" style:family="paragraph">
      <style:paragraph-properties fo:text-indent="-0.499cm" style:auto-text-indent="false" fo:margin-right="0cm" fo:margin-left="0.499cm" text:number-lines="false" text:line-number="0"/>
      <style:text-properties fo:font-size="12pt" style:font-size-asian="12pt" style:font-size-complex="12pt"/>
    </style:style>
    <style:style style:name="Numbering_20_Symbols" style:display-name="Numbering Symbols" style:family="text">
</style:style>
    <style:style style:name="Bullet_20_Symbols" style:display-name="Bullet Symbols" style:family="text">
      <style:text-properties fo:font-size="9pt" style:font-size-asian="9pt" style:font-size-complex="9pt" fo:font-family="StarSymbol" style:font-family-asian="StarSymbol" style:font-family-complex="StarSymbol" style:font-name="StarSymbol" style:font-name-asian="StarSymbol" style:font-name-complex="Star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Local_20_link" style:display-name="Local link" style:family="text">
      <style:text-properties fo:color="#000000" fo:font-weight="bold" style:text-underline-style="solid" style:text-underline-width="auto" style:text-underline-color="font-color"/>
    </style:style>
    <style:style style:name="Visited_20_Local_20_Link" style:display-name="Visited Local Link" style:family="text">
      <style:text-properties fo:color="#000000" fo:font-weight="bold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fo:font-family="'Bitstream Vera Sans Mono'" style:font-family-asian="'Bitstream Vera Sans Mono'" style:font-family-complex="'Bitstream Vera Sans Mono'" style:font-name="Bitstream Vera Sans Mono" style:font-name-asian="Bitstream Vera Sans Mono" style:font-name-complex="Bitstream Vera Sans Mono" style:font-family-generic="modern" style:font-family-generic-asian="modern" style:font-family-generic-complex="modern" style:font-pitch="fixed" style:font-pitch-asian="fixed" style:font-pitch-complex="fixed"/>
    </style:style>
    <style:style style:name="Footnote_20_Symbol" style:display-name="Footnote Characters" style:family="text">
      <style:text-properties fo:color="#2b73b7" style:text-position="33% 80%"/>
    </style:style>
    <style:style style:name="Footnote_20_Anchor" style:display-name="Footnote Anchor" style:family="text">
      <style:text-properties fo:color="#2b73b7" style:text-position="33% 80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Quotation_20_1" style:display-name="Quotation 1" style:parent-style-name="Standard" style:family="paragraph">
      <style:paragraph-properties fo:text-indent="0cm" style:auto-text-indent="false" fo:margin-top="0.25cm" fo:margin-right="0cm" fo:margin-bottom="0.25cm" fo:margin-left="1cm" fo:border-top="none" fo:border-right="none" fo:border-bottom="none" fo:border-left="4.99pt solid #c0c0c0" fo:padding="0.049cm"/>
    </style:style>
    <style:style style:name="Quotation_20_2" style:display-name="Quotation 2" style:parent-style-name="Standard" style:family="paragraph">
      <style:paragraph-properties fo:text-indent="0cm" style:auto-text-indent="false" fo:margin-top="0.25cm" fo:margin-right="0cm" fo:margin-bottom="0.25cm" fo:margin-left="2cm" fo:border-top="none" fo:border-right="none" fo:border-bottom="none" fo:border-left="4.99pt solid #9966cc" fo:padding="0.049cm"/>
    </style:style>
    <style:style style:name="Quotation_20_3" style:display-name="Quotation 3" style:parent-style-name="Standard" style:family="paragraph">
      <style:paragraph-properties fo:text-indent="0cm" style:auto-text-indent="false" fo:margin-top="0.25cm" fo:margin-right="0cm" fo:margin-bottom="0.25cm" fo:margin-left="3cm" fo:border-top="none" fo:border-right="none" fo:border-bottom="none" fo:border-left="4.99pt solid #c5000b" fo:padding="0.049cm"/>
    </style:style>
    <style:style style:name="Quotation_20_4" style:display-name="Quotation 4" style:parent-style-name="Standard" style:family="paragraph">
      <style:paragraph-properties fo:text-indent="0cm" style:auto-text-indent="false" fo:margin-top="0.25cm" fo:margin-right="0cm" fo:margin-bottom="0.25cm" fo:margin-left="4.001cm" fo:border-top="none" fo:border-right="none" fo:border-bottom="none" fo:border-left="4.99pt solid #579d1c" fo:padding="0.049cm"/>
    </style:style>
    <style:style style:name="Quotation_20_5" style:display-name="Quotation 5" style:parent-style-name="Standard" style:family="paragraph">
      <style:paragraph-properties fo:text-indent="0cm" style:auto-text-indent="false" fo:margin-top="0.25cm" fo:margin-right="0cm" fo:margin-bottom="0.25cm" fo:margin-left="5.001cm" fo:border-top="none" fo:border-right="none" fo:border-bottom="none" fo:border-left="4.99pt solid #ff9966" fo:padding="0.049cm"/>
    </style:style>
    <style:style style:name="Contents_20_Heading" style:display-name="Contents Heading" style:parent-style-name="Heading" style:class="index" style:family="paragraph">
      <style:paragraph-properties fo:text-indent="0cm" style:auto-text-indent="false" fo:margin-right="0cm" fo:margin-left="0cm" text:number-lines="false" text:line-number="0"/>
      <style:text-properties fo:font-weight="bold" style:font-weight-asian="bold" style:font-weight-complex="bold" fo:font-size="16pt" style:font-size-asian="16pt" style:font-size-complex="16pt"/>
    </style:style>
    <style:style style:name="List_20_Symbols" style:display-name="List Symbols" style:family="text">
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style:style style:name="Numbering_20_1_Content" style:display-name="Numbering 1 Content" style:parent-style-name="Standard" style:list-style-name="Numbering_20_1" style:family="paragraph">
</style:style>
    <style:style style:name="Numbering_20_1_Content_First" style:display-name="Numbering 1 Content First" style:parent-style-name="Numbering_20_1_Content" style:class="html" style:next-style-name="Text_20_body" style:family="paragraph">
      <style:paragraph-properties fo:margin-top="0.5cm"/>
    </style:style>
    <style:style style:name="Numbering_20_1_Content_Last" style:display-name="Numbering 1 Content Last" style:parent-style-name="Numbering_20_1_Content" style:class="html" style:next-style-name="Text_20_body" style:family="paragraph">
      <style:paragraph-properties fo:margin-bottom="0.5cm"/>
    </style:style>
    <text:list-style style:name="Numbering_20_1" style:display-name="Numbering 1">
      <text:list-level-style-number text:level="1" text:style-name="Numbering_20_Symbols" style:num-format="1" style:num-suffix=".">
        <style:list-level-properties fo:text-align="end" text:list-level-position-and-space-mode="label-alignment">
          <style:list-level-label-alignment text:label-followed-by="listtab" text:list-tab-stop-position="1.25cm" fo:text-indent="-0.25cm" fo:margin-left="1.25cm"/>
        </style:list-level-properties>
      </text:list-level-style-number>
      <text:list-level-style-number text:level="2" text:style-name="Numbering_20_Symbols" style:num-format="a" style:num-suffix=".">
        <style:list-level-properties fo:text-align="end" text:list-level-position-and-space-mode="label-alignment">
          <style:list-level-label-alignment text:label-followed-by="listtab" text:list-tab-stop-position="2.25cm" fo:text-indent="-0.25cm" fo:margin-left="2.25cm"/>
        </style:list-level-properties>
      </text:list-level-style-number>
      <text:list-level-style-number text:level="3" text:style-name="Numbering_20_Symbols" style:num-format="I" style:num-suffix=".">
        <style:list-level-properties fo:text-align="end" text:list-level-position-and-space-mode="label-alignment">
          <style:list-level-label-alignment text:label-followed-by="listtab" text:list-tab-stop-position="3.25cm" fo:text-indent="-0.25cm" fo:margin-left="3.25cm"/>
        </style:list-level-properties>
      </text:list-level-style-number>
      <text:list-level-style-number text:level="4" text:style-name="Numbering_20_Symbols" style:num-format="A" style:num-suffix=".">
        <style:list-level-properties fo:text-align="end" text:list-level-position-and-space-mode="label-alignment">
          <style:list-level-label-alignment text:label-followed-by="listtab" text:list-tab-stop-position="4.25cm" fo:text-indent="-0.25cm" fo:margin-left="4.25cm"/>
        </style:list-level-properties>
      </text:list-level-style-number>
      <text:list-level-style-number text:level="5" text:style-name="Numbering_20_Symbols" style:num-format="i" style:num-suffix=".">
        <style:list-level-properties fo:text-align="end" text:list-level-position-and-space-mode="label-alignment">
          <style:list-level-label-alignment text:label-followed-by="listtab" text:list-tab-stop-position="5.25cm" fo:text-indent="-0.25cm" fo:margin-left="5.25cm"/>
        </style:list-level-properties>
      </text:list-level-style-number>
      <text:list-level-style-number text:level="6" text:style-name="Numbering_20_Symbols" style:num-format="i" style:num-suffix=".">
        <style:list-level-properties fo:text-align="end" text:list-level-position-and-space-mode="label-alignment">
          <style:list-level-label-alignment text:label-followed-by="listtab" text:list-tab-stop-position="6.25cm" fo:text-indent="-0.25cm" fo:margin-left="6.25cm"/>
        </style:list-level-properties>
      </text:list-level-style-number>
      <text:list-level-style-number text:level="7" text:style-name="Numbering_20_Symbols" style:num-format="i" style:num-suffix=".">
        <style:list-level-properties fo:text-align="end" text:list-level-position-and-space-mode="label-alignment">
          <style:list-level-label-alignment text:label-followed-by="listtab" text:list-tab-stop-position="7.25cm" fo:text-indent="-0.25cm" fo:margin-left="7.25cm"/>
        </style:list-level-properties>
      </text:list-level-style-number>
      <text:list-level-style-number text:level="8" text:style-name="Numbering_20_Symbols" style:num-format="i" style:num-suffix=".">
        <style:list-level-properties fo:text-align="end" text:list-level-position-and-space-mode="label-alignment">
          <style:list-level-label-alignment text:label-followed-by="listtab" text:list-tab-stop-position="8.25cm" fo:text-indent="-0.25cm" fo:margin-left="8.25cm"/>
        </style:list-level-properties>
      </text:list-level-style-number>
      <text:list-level-style-number text:level="9" text:style-name="Numbering_20_Symbols" style:num-format="i" style:num-suffix=".">
        <style:list-level-properties fo:text-align="end" text:list-level-position-and-space-mode="label-alignment">
          <style:list-level-label-alignment text:label-followed-by="listtab" text:list-tab-stop-position="9.25cm" fo:text-indent="-0.25cm" fo:margin-left="9.25cm"/>
        </style:list-level-properties>
      </text:list-level-style-number>
      <text:list-level-style-number text:level="10" text:style-name="Numbering_20_Symbols" style:num-format="i" style:num-suffix=".">
        <style:list-level-properties fo:text-align="end" text:list-level-position-and-space-mode="label-alignment">
          <style:list-level-label-alignment text:label-followed-by="listtab" text:list-tab-stop-position="10.25cm" fo:text-indent="-0.25cm" fo:margin-left="10.25cm"/>
        </style:list-level-properties>
      </text:list-level-style-number>
    </text:list-style>
    <style:style style:name="List_20_1_Content" style:display-name="List 1 Content" style:parent-style-name="Standard" style:list-style-name="List_20_1" style:family="paragraph">
</style:style>
    <style:style style:name="List_20_1_Content_First" style:display-name="List 1 Content First" style:parent-style-name="List_20_1_Content" style:class="html" style:next-style-name="Text_20_body" style:family="paragraph">
      <style:paragraph-properties fo:margin-top="0.5cm"/>
    </style:style>
    <style:style style:name="List_20_1_Content_Last" style:display-name="List 1 Content Last" style:parent-style-name="List_20_1_Content" style:class="html" style:next-style-name="Text_20_body" style:family="paragraph">
      <style:paragraph-properties fo:margin-bottom="0.5cm"/>
    </style:style>
    <text:list-style style:name="List_20_1" style:display-name="List 1">
      <text:list-level-style-bullet text:level="1" text:style-name="Numbering_20_Symbols" text:bullet-char="•">
        <style:list-level-properties fo:text-align="end" text:list-level-position-and-space-mode="label-alignment">
          <style:list-level-label-alignment text:label-followed-by="listtab" text:list-tab-stop-position="1.25cm" fo:text-indent="-0.25cm" fo:margin-left="1.25cm"/>
        </style:list-level-properties>
        <style:text-properties style:font-name="OpenSymbol"/>
      </text:list-level-style-bullet>
      <text:list-level-style-bullet text:level="2" text:bullet-char="•">
        <style:list-level-properties fo:text-align="end" text:list-level-position-and-space-mode="label-alignment">
          <style:list-level-label-alignment text:label-followed-by="listtab" text:list-tab-stop-position="2.25cm" fo:text-indent="-0.25cm" fo:margin-left="2.25cm"/>
        </style:list-level-properties>
        <style:text-properties style:font-name="StarSymbol1"/>
      </text:list-level-style-bullet>
      <text:list-level-style-bullet text:level="3" text:style-name="Numbering_20_Symbols" text:bullet-char="•">
        <style:list-level-properties fo:text-align="end" text:list-level-position-and-space-mode="label-alignment">
          <style:list-level-label-alignment text:label-followed-by="listtab" text:list-tab-stop-position="3.25cm" fo:text-indent="-0.25cm" fo:margin-left="3.25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fo:text-align="end" text:list-level-position-and-space-mode="label-alignment">
          <style:list-level-label-alignment text:label-followed-by="listtab" text:list-tab-stop-position="4.25cm" fo:text-indent="-0.25cm" fo:margin-left="4.25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fo:text-align="end" text:list-level-position-and-space-mode="label-alignment">
          <style:list-level-label-alignment text:label-followed-by="listtab" text:list-tab-stop-position="5.25cm" fo:text-indent="-0.25cm" fo:margin-left="5.2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fo:text-align="end" text:list-level-position-and-space-mode="label-alignment">
          <style:list-level-label-alignment text:label-followed-by="listtab" text:list-tab-stop-position="6.25cm" fo:text-indent="-0.25cm" fo:margin-left="6.25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fo:text-align="end" text:list-level-position-and-space-mode="label-alignment">
          <style:list-level-label-alignment text:label-followed-by="listtab" text:list-tab-stop-position="7.25cm" fo:text-indent="-0.25cm" fo:margin-left="7.25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fo:text-align="end" text:list-level-position-and-space-mode="label-alignment">
          <style:list-level-label-alignment text:label-followed-by="listtab" text:list-tab-stop-position="8.25cm" fo:text-indent="-0.25cm" fo:margin-left="8.25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fo:text-align="end" text:list-level-position-and-space-mode="label-alignment">
          <style:list-level-label-alignment text:label-followed-by="listtab" text:list-tab-stop-position="9.25cm" fo:text-indent="-0.25cm" fo:margin-left="9.25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fo:text-align="end" text:list-level-position-and-space-mode="label-alignment">
          <style:list-level-label-alignment text:label-followed-by="listtab" text:list-tab-stop-position="10.25cm" fo:text-indent="-0.25cm" fo:margin-left="10.25cm"/>
        </style:list-level-properties>
        <style:text-properties style:font-name="Open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highlight_list_numbers_text_style" style:display-name="Source Code Numbers style" style:family="text">
      <style:text-properties fo:color="#000000"/>
    </style:style>
    <style:style style:name="LastListParagraph_List_20_1_Content_First" style:display-name="Last List 1 Content First" style:parent-style-name="List_20_1_Content_First" style:class="html" style:next-style-name="Text_20_body" style:family="paragraph">
      <style:paragraph-properties fo:margin-top="0.5cm"/>
    </style:style>
  </office:styles>
  <office:automatic-styles>
    <style:page-layout style:name="pm1">
      <style:page-layout-properties fo:page-width="21cm" fo:page-height="29.7cm" style:num-format="1" style:print-orientation="portrait" fo:margin-left="2cm" fo:margin-right="2cm" fo:margin-top="2cm" fo:margin-bottom="2cm" style:footnote-max-height="0cm" style:writing-mode="lr-tb">
        <style:footnote-sep style:width="0.018cm" style:rel-width="25%" style:color="#000000" style:adjustment="left" style:distance-before-sep="0.1cm" style:distance-after-sep="0.1cm"/>
      </style:page-layout-properties>
      <style:header-style/>
      <style:footer-style/>
    </style:page-layout>
    <style:style style:name="sub" style:family="text">
      <style:text-properties style:text-position="-33% 80%"/>
    </style:style>
    <style:style style:name="sup" style:family="text">
      <style:text-properties style:text-position="33% 80%"/>
    </style:style>
    <style:style style:name="del" style:family="text">
      <style:text-properties style:text-line-through-style="solid"/>
    </style:style>
    <style:style style:name="underline" style:family="text">
      <style:text-properties style:text-underline-style="solid" style:text-underline-width="auto" style:text-underline-color="font-color"/>
    </style:style>
    <style:style style:name="media" style:family="graphic" style:parent-style-name="Graphics">
      <style:graphic-properties style:run-through="foreground" style:wrap="parallel" style:number-wrapped-paragraphs="no-limit" style:wrap-contour="false" style:vertical-pos="top" style:vertical-rel="baseline" style:horizontal-pos="left" style:horizontal-rel="paragraph"/>
    </style:style>
    <style:style style:name="medialeft" style:family="graphic" style:parent-style-name="Graphics">
      <style:graphic-properties style:run-through="foreground" style:wrap="parallel" style:number-wrapped-paragraphs="no-limit" style:wrap-contour="false" style:horizontal-pos="left" style:horizontal-rel="paragraph"/>
    </style:style>
    <style:style style:name="mediaright" style:family="graphic" style:parent-style-name="Graphics">
      <style:graphic-properties style:run-through="foreground" style:wrap="parallel" style:number-wrapped-paragraphs="no-limit" style:wrap-contour="false" style:horizontal-pos="right" style:horizontal-rel="paragraph"/>
    </style:style>
    <style:style style:name="mediacenter" style:family="graphic" style:parent-style-name="Graphics">
      <style:graphic-properties style:run-through="foreground" style:wrap="none" style:horizontal-pos="center" style:horizontal-rel="paragraph"/>
    </style:style>
    <style:style style:name="Table" style:family="table">
      <style:table-properties fo:margin-top="0.25cm" fo:margin-bottom="0.25cm" table:border-model="collapsing" style:width="481.89pt" style:rel-width="100%"/>
    </style:style>
    <style:style style:name="tablealigncenter" style:parent-style-name="Table_20_Contents" style:family="paragraph">
      <style:paragraph-properties fo:text-align="center"/>
    </style:style>
    <style:style style:name="tablealignright" style:parent-style-name="Table_20_Contents" style:family="paragraph">
      <style:paragraph-properties fo:text-align="end"/>
    </style:style>
    <style:style style:name="tablealignleft" style:parent-style-name="Table_20_Contents" style:family="paragraph">
      <style:paragraph-properties fo:text-align="left"/>
    </style:style>
    <style:style style:name="tableheader" style:family="table-cell">
      <style:table-cell-properties fo:border-top="0.002cm solid #000000" fo:border-right="0.002cm solid #000000" fo:border-bottom="0.002cm solid #000000" fo:border-left="0.002cm solid #000000" fo:padding="0.05cm"/>
    </style:style>
    <style:style style:name="tablecell" style:family="table-cell">
      <style:table-cell-properties fo:border-top="0.002cm solid #000000" fo:border-right="0.002cm solid #000000" fo:border-bottom="0.002cm solid #000000" fo:border-left="0.002cm solid #000000" fo:padding="0.05cm"/>
    </style:style>
    <style:style style:name="legendcenter" style:parent-style-name="Illustration" style:family="paragraph">
      <style:paragraph-properties fo:text-align="center"/>
    </style:style>
    <style:style style:name="Table_Quotation1" style:family="table">
      <style:table-properties fo:margin-top="0pt" fo:margin-bottom="16.8pt" table:border-model="collapsing"/>
    </style:style>
    <style:style style:name="Table_Quotation2" style:family="table">
      <style:table-properties fo:margin-top="0pt" fo:margin-bottom="0pt" table:border-model="collapsing"/>
    </style:style>
    <style:style style:name="Table_Quotation3" style:family="table">
      <style:table-properties fo:margin-top="0pt" fo:margin-bottom="0pt" table:border-model="collapsing"/>
    </style:style>
    <style:style style:name="Table_Quotation4" style:family="table">
      <style:table-properties fo:margin-top="0pt" fo:margin-bottom="0pt" table:border-model="collapsing"/>
    </style:style>
    <style:style style:name="Table_Quotation5" style:family="table">
      <style:table-properties fo:margin-top="0pt" fo:margin-bottom="0pt" table:border-model="collapsing"/>
    </style:style>
    <style:style style:name="Cell_Quotation1" style:family="table-cell">
      <style:table-cell-properties fo:border-top="none" fo:border-right="none" fo:border-bottom="none" fo:border-left="3pt solid #cccccc" fo:padding-top="0pt" fo:padding-right="6pt" fo:padding-bottom="0pt" fo:padding-left="6pt"/>
    </style:style>
    <style:style style:name="Cell_Quotation2" style:family="table-cell">
      <style:table-cell-properties fo:border-top="none" fo:border-right="none" fo:border-bottom="none" fo:border-left="3pt solid #cccccc" fo:padding-top="0pt" fo:padding-right="6pt" fo:padding-bottom="0pt" fo:padding-left="6pt"/>
    </style:style>
    <style:style style:name="Cell_Quotation3" style:family="table-cell">
      <style:table-cell-properties fo:border-top="none" fo:border-right="none" fo:border-bottom="none" fo:border-left="3pt solid #cccccc" fo:padding-top="0pt" fo:padding-right="6pt" fo:padding-bottom="0pt" fo:padding-left="6pt"/>
    </style:style>
    <style:style style:name="Cell_Quotation4" style:family="table-cell">
      <style:table-cell-properties fo:border-top="none" fo:border-right="none" fo:border-bottom="none" fo:border-left="3pt solid #cccccc" fo:padding-top="0pt" fo:padding-right="6pt" fo:padding-bottom="0pt" fo:padding-left="6pt"/>
    </style:style>
    <style:style style:name="Cell_Quotation5" style:family="table-cell">
      <style:table-cell-properties fo:border-top="none" fo:border-right="none" fo:border-bottom="none" fo:border-left="3pt solid #cccccc" fo:padding-top="0pt" fo:padding-right="6pt" fo:padding-bottom="0pt" fo:padding-left="6pt"/>
    </style:style>
    <style:style style:name="highlight_list_paragraph_style" style:display-name="Text body" style:parent-style-name="Standard" style:class="text" style:family="paragraph">
      <style:paragraph-properties fo:text-align="left" style:justify-single-word="false"/>
    </style:style>
    <text:list-style style:name="highlight_list_ol_style" style:display-name="Numbering 1">
      <text:list-level-style-number text:level="1" text:style-name="highlight_list_numbers_text_style" style:num-format="1" style:num-suffix=".">
        <style:list-level-properties fo:text-align="left"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format="a" style:num-suffix=".">
        <style:list-level-properties fo:text-align="end" text:list-level-position-and-space-mode="label-alignment">
          <style:list-level-label-alignment text:label-followed-by="listtab" text:list-tab-stop-position="2.25cm" fo:text-indent="-0.25cm" fo:margin-left="2.25cm"/>
        </style:list-level-properties>
      </text:list-level-style-number>
      <text:list-level-style-number text:level="3" text:style-name="Numbering_20_Symbols" style:num-format="I" style:num-suffix=".">
        <style:list-level-properties fo:text-align="end" text:list-level-position-and-space-mode="label-alignment">
          <style:list-level-label-alignment text:label-followed-by="listtab" text:list-tab-stop-position="3.25cm" fo:text-indent="-0.25cm" fo:margin-left="3.25cm"/>
        </style:list-level-properties>
      </text:list-level-style-number>
      <text:list-level-style-number text:level="4" text:style-name="Numbering_20_Symbols" style:num-format="A" style:num-suffix=".">
        <style:list-level-properties fo:text-align="end" text:list-level-position-and-space-mode="label-alignment">
          <style:list-level-label-alignment text:label-followed-by="listtab" text:list-tab-stop-position="4.25cm" fo:text-indent="-0.25cm" fo:margin-left="4.25cm"/>
        </style:list-level-properties>
      </text:list-level-style-number>
      <text:list-level-style-number text:level="5" text:style-name="Numbering_20_Symbols" style:num-format="i" style:num-suffix=".">
        <style:list-level-properties fo:text-align="end" text:list-level-position-and-space-mode="label-alignment">
          <style:list-level-label-alignment text:label-followed-by="listtab" text:list-tab-stop-position="5.25cm" fo:text-indent="-0.25cm" fo:margin-left="5.25cm"/>
        </style:list-level-properties>
      </text:list-level-style-number>
      <text:list-level-style-number text:level="6" text:style-name="Numbering_20_Symbols" style:num-format="i" style:num-suffix=".">
        <style:list-level-properties fo:text-align="end" text:list-level-position-and-space-mode="label-alignment">
          <style:list-level-label-alignment text:label-followed-by="listtab" text:list-tab-stop-position="6.25cm" fo:text-indent="-0.25cm" fo:margin-left="6.25cm"/>
        </style:list-level-properties>
      </text:list-level-style-number>
      <text:list-level-style-number text:level="7" text:style-name="Numbering_20_Symbols" style:num-format="i" style:num-suffix=".">
        <style:list-level-properties fo:text-align="end" text:list-level-position-and-space-mode="label-alignment">
          <style:list-level-label-alignment text:label-followed-by="listtab" text:list-tab-stop-position="7.25cm" fo:text-indent="-0.25cm" fo:margin-left="7.25cm"/>
        </style:list-level-properties>
      </text:list-level-style-number>
      <text:list-level-style-number text:level="8" text:style-name="Numbering_20_Symbols" style:num-format="i" style:num-suffix=".">
        <style:list-level-properties fo:text-align="end" text:list-level-position-and-space-mode="label-alignment">
          <style:list-level-label-alignment text:label-followed-by="listtab" text:list-tab-stop-position="8.25cm" fo:text-indent="-0.25cm" fo:margin-left="8.25cm"/>
        </style:list-level-properties>
      </text:list-level-style-number>
      <text:list-level-style-number text:level="9" text:style-name="Numbering_20_Symbols" style:num-format="i" style:num-suffix=".">
        <style:list-level-properties fo:text-align="end" text:list-level-position-and-space-mode="label-alignment">
          <style:list-level-label-alignment text:label-followed-by="listtab" text:list-tab-stop-position="9.25cm" fo:text-indent="-0.25cm" fo:margin-left="9.25cm"/>
        </style:list-level-properties>
      </text:list-level-style-number>
      <text:list-level-style-number text:level="10" text:style-name="Numbering_20_Symbols" style:num-format="i" style:num-suffix=".">
        <style:list-level-properties fo:text-align="end" text:list-level-position-and-space-mode="label-alignment">
          <style:list-level-label-alignment text:label-followed-by="listtab" text:list-tab-stop-position="10.25cm" fo:text-indent="-0.25cm" fo:margin-left="10.25cm"/>
        </style:list-level-properties>
      </text:list-level-style-number>
    </text:list-style>
    <style:style style:name="PluginODTAutoStyle_TableCell_1" style:family="table-cell">
      <style:table-cell-properties fo:border="0.06pt solid #8cacbb" fo:padding="0.049cm" fo:background-color="#f7f9fa"/>
    </style:style>
    <style:style style:name="PluginODTAutoStyle_Paragraph_2" style:family="paragraph">
      <style:paragraph-properties fo:padding="0.049cm"/>
    </style:style>
    <style:style style:name="odt_auto_style_table_column_1_1" style:family="table-column">
      <style:table-column-properties style:column-width="481.89pt"/>
    </style:style>
    <style:style style:name="highlight_kw2" style:family="text">
      <style:text-properties fo:color="#000000" fo:font-weight="bold" fo:font-family="Consolas" fo:font-size="14pt" fo:font-style="normal" fo:border="0pt none"/>
    </style:style>
    <style:style style:name="PluginODTAutoStyle_TableCell_3" style:family="table-cell">
      <style:table-cell-properties fo:border="0.06pt solid #8cacbb" fo:padding="0.049cm" fo:background-color="#f7f9fa"/>
    </style:style>
    <style:style style:name="PluginODTAutoStyle_Paragraph_4" style:family="paragraph">
      <style:paragraph-properties fo:padding="0.049cm"/>
    </style:style>
    <style:style style:name="odt_auto_style_table_column_2_1" style:family="table-column">
      <style:table-column-properties style:column-width="481.89pt"/>
    </style:style>
    <style:style style:name="PluginODTAutoStyle_TableCell_5" style:family="table-cell">
      <style:table-cell-properties fo:border="0.06pt solid #8cacbb" fo:padding="0.049cm" fo:background-color="#f7f9fa"/>
    </style:style>
    <style:style style:name="PluginODTAutoStyle_Paragraph_6" style:family="paragraph">
      <style:paragraph-properties fo:padding="0.049cm"/>
    </style:style>
    <style:style style:name="odt_auto_style_table_column_3_1" style:family="table-column">
      <style:table-column-properties style:column-width="481.89pt"/>
    </style:style>
    <style:style style:name="highlight_sy0" style:family="text">
      <style:text-properties fo:color="#66cc66" fo:font-family="Consolas" fo:font-size="14pt" fo:font-style="normal" fo:border="0pt none"/>
    </style:style>
    <style:style style:name="PluginODTAutoStyle_TableCell_7" style:family="table-cell">
      <style:table-cell-properties fo:border="0.06pt solid #8cacbb" fo:padding="0.049cm" fo:background-color="#f7f9fa"/>
    </style:style>
    <style:style style:name="PluginODTAutoStyle_Paragraph_8" style:family="paragraph">
      <style:paragraph-properties fo:padding="0.049cm"/>
    </style:style>
    <style:style style:name="odt_auto_style_table_column_4_1" style:family="table-column">
      <style:table-column-properties style:column-width="481.89pt"/>
    </style:style>
    <style:style style:name="highlight_nu0" style:family="text">
      <style:text-properties fo:color="#cc66cc" fo:font-family="Consolas" fo:font-size="14pt" fo:font-style="normal" fo:border="0pt none"/>
    </style:style>
    <style:style style:name="highlight_br0" style:family="text">
      <style:text-properties fo:color="#66cc66" fo:font-family="Consolas" fo:font-size="14pt" fo:font-style="normal" fo:border="0pt none"/>
    </style:style>
    <style:style style:name="highlight_kw1" style:family="text">
      <style:text-properties fo:color="#b1b100" fo:font-family="Consolas" fo:font-size="14pt" fo:font-style="normal" fo:border="0pt none"/>
    </style:style>
    <style:style style:name="highlight_kw3" style:family="text">
      <style:text-properties fo:color="#000066" fo:font-family="Consolas" fo:font-size="14pt" fo:font-style="normal" fo:border="0pt none"/>
    </style:style>
    <style:style style:name="PluginODTAutoStyle_TableCell_9" style:family="table-cell">
      <style:table-cell-properties fo:border="0.06pt solid #8cacbb" fo:padding="0.049cm" fo:background-color="#f7f9fa"/>
    </style:style>
    <style:style style:name="PluginODTAutoStyle_Paragraph_10" style:family="paragraph">
      <style:paragraph-properties fo:padding="0.049cm"/>
    </style:style>
    <style:style style:name="odt_auto_style_table_column_5_1" style:family="table-column">
      <style:table-column-properties style:column-width="481.89pt"/>
    </style:style>
    <style:style style:name="PluginODTAutoStyle_TableCell_11" style:family="table-cell">
      <style:table-cell-properties fo:border="0.06pt solid #8cacbb" fo:padding="0.049cm" fo:background-color="#f7f9fa"/>
    </style:style>
    <style:style style:name="PluginODTAutoStyle_Paragraph_12" style:family="paragraph">
      <style:paragraph-properties fo:padding="0.049cm"/>
    </style:style>
    <style:style style:name="odt_auto_style_table_column_6_1" style:family="table-column">
      <style:table-column-properties style:column-width="481.89pt"/>
    </style:style>
    <style:style style:name="PluginODTAutoStyle_TableCell_13" style:family="table-cell">
      <style:table-cell-properties fo:border="0.06pt solid #8cacbb" fo:padding="0.049cm" fo:background-color="#f7f9fa"/>
    </style:style>
    <style:style style:name="PluginODTAutoStyle_Paragraph_14" style:family="paragraph">
      <style:paragraph-properties fo:padding="0.049cm"/>
    </style:style>
    <style:style style:name="odt_auto_style_table_column_7_1" style:family="table-column">
      <style:table-column-properties style:column-width="481.89pt"/>
    </style:style>
    <style:style style:name="PluginODTAutoStyle_TableCell_15" style:family="table-cell">
      <style:table-cell-properties fo:border="0.06pt solid #8cacbb" fo:padding="0.049cm" fo:background-color="#f7f9fa"/>
    </style:style>
    <style:style style:name="PluginODTAutoStyle_Paragraph_16" style:family="paragraph">
      <style:paragraph-properties fo:padding="0.049cm"/>
    </style:style>
    <style:style style:name="odt_auto_style_table_column_8_1" style:family="table-column">
      <style:table-column-properties style:column-width="481.89pt"/>
    </style:style>
    <style:style style:name="PluginODTAutoStyle_TableCell_17" style:family="table-cell">
      <style:table-cell-properties fo:border="0.06pt solid #8cacbb" fo:padding="0.049cm" fo:background-color="#f7f9fa"/>
    </style:style>
    <style:style style:name="PluginODTAutoStyle_Paragraph_18" style:family="paragraph">
      <style:paragraph-properties fo:padding="0.049cm"/>
    </style:style>
    <style:style style:name="odt_auto_style_table_column_9_1" style:family="table-column">
      <style:table-column-properties style:column-width="481.89pt"/>
    </style:style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DokuWiki Release 2017-02-19e "Frusterick Manners"</meta:generator>
    <meta:initial-creator>Generated</meta:initial-creator>
    <meta:creation-date>1970-01-01T01::00:00</meta:creation-date>
    <dc:creator>Generated</dc:creator>
    <dc:date>1970-01-01T01::00:00</dc:date>
    <dc:language>en-US</dc:language>
    <meta:editing-cycles>1</meta:editing-cycles>
    <meta:editing-duration>PT0S</meta:editing-duration>
    <dc:title>oktatas:linux:ftp_szerver:wu-ftpd</dc:title>
  </office:meta>
</office:document-meta>
</file>